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background-color="#ffff00"/>
    </style:style>
    <style:style style:name="P3" style:family="paragraph" style:parent-style-name="Standard">
      <style:text-properties fo:color="#000000" fo:background-color="transparent"/>
    </style:style>
    <style:style style:name="P4" style:family="paragraph" style:parent-style-name="Standard" style:list-style-name="L1">
      <style:text-properties fo:color="#000000"/>
    </style:style>
    <style:style style:name="T1" style:family="text">
      <style:text-properties fo:background-color="#ffff00"/>
    </style:style>
    <style:style style:name="T2"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enta</text:p>
      <text:p text:style-name="P1"/>
      <text:p text:style-name="P1">Esta computadora, denominada por Nicolás Babini como “La tercera computadora argentina”, se construyó en Bahía Blanca entre 1977 y 1980, por encargo de la Armada Argentina y con destino a dos embarcaciones de su flota. El desarrollo estuvo a cargo de Argenta Sistemas, encabezada por Juan Carlos Escudé, con quien participaron cinco ingenieros y tres matemáticos recién graduados en la Universidad <text:s/>Nacional del Sur. </text:p>
      <text:p text:style-name="P1">Escudé era un oficial naval retirado que cursó ingeniería electrónica y matemática en la Universidad de Buenos Aires, vivió un periodo en EEUU donde inicio sus actividades empresariales. Luego, ya en nuestro pais se desempeñó como investigador del CONICET y refundo su consultora <text:s/>Argenta Consulting Engineering (ACE) como Argenta Sistema (AS), adoptando como insignia un trebol de cuatro hojas.</text:p>
      <text:p text:style-name="P1"/>
      <text:p text:style-name="P1">Desarfotunadamente el desarrollo de Argenta no tuvo un ciclo de vida demasiado extenso y nunca pudo superar su estado de prototipo, el cual fue obtenido en 1979. El desarrollo de la Argenta fue abandonado por la Armada un año <text:s/>mas tarde, debido a que estos prefirieron equipos de origen extranjero. </text:p>
      <text:p text:style-name="P1"/>
      <text:p text:style-name="P1">El proyecto tenia como objetivos la obtencion de un ordenador de caracteristicas avanzadas a la epoca, entre ellas se destacan:</text:p>
      <text:list xml:id="list1766074251" text:style-name="L1">
        <text:list-item>
          <text:p text:style-name="P4">Memoria principal de 1 Mb.</text:p>
        </text:list-item>
        <text:list-item>
          <text:p text:style-name="P4">Lectoras de cintas y tarjetas.</text:p>
        </text:list-item>
        <text:list-item>
          <text:p text:style-name="P4">Impresora/graficadora electrostática.</text:p>
        </text:list-item>
        <text:list-item>
          <text:p text:style-name="P4">Pantalla en colores. </text:p>
        </text:list-item>
        <text:list-item>
          <text:p text:style-name="P4">Un dispositivo de entrada similar al mouse actual. </text:p>
        </text:list-item>
        <text:list-item>
          <text:p text:style-name="P4">El sistema admitiría hasta 1024 dispositivos de entrada y otros tanto de salida. </text:p>
        </text:list-item>
      </text:list>
      <text:p text:style-name="P1"/>
      <text:p text:style-name="P1">A nivel de software el grupo de desarrollo de la Argenta, implemento un sistema operativo primitivo, un ensamblador, que denominaron Trebol \footnote{Esta denominacion se debe a las siglas de la empresa AS y a el logotipo o emblema superticioso que Escudé eligio para su emprendimiento. } y un compilador para el lenguaje Algol 60.</text:p>
      <text:p text:style-name="P1"/>
      <text:p text:style-name="P1">Lo que se anhelaba con este proyecto era demostrar que Argentina estaba en condiciones de contruir una computadora de diseño avanzado, pero el fracaso de Argenta es otra muestra que la situacion mundial economica no era muy favorable para el desarrollo nacional y la conveniencia de la importacion prevalecia por muchos aspecto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Picco</meta:initial-creator>
    <meta:creation-date>2009-07-24T10:44:46</meta:creation-date>
    <meta:document-statistic meta:table-count="0" meta:image-count="0" meta:object-count="0" meta:page-count="1" meta:paragraph-count="13" meta:word-count="342" meta:character-count="2161"/>
    <dc:date>2009-07-24T13:01:05</dc:date>
    <dc:creator>Gonzalo Picco</dc:creator>
    <meta:editing-duration>PT00H14M27S</meta:editing-duration>
    <meta:editing-cycles>1</meta:editing-cycles>
    <meta:generator>OpenOffice.org/3.1$Linux OpenOffice.org_project/310m11$Build-9399</meta:generator>
  </office:meta>
</office:document-meta>
</file>